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fo:language="en" fo:country="AU" style:font-size-asian="24pt" style:font-size-complex="24pt"/>
    </style:style>
    <style:style style:name="P2" style:family="paragraph" style:parent-style-name="Standard">
      <style:text-properties fo:language="en" fo:country="AU" fo:font-weight="bold" officeooo:rsid="0011b4ef" officeooo:paragraph-rsid="0011b4ef" style:font-weight-asian="bold" style:font-weight-complex="bold"/>
    </style:style>
    <style:style style:name="P3" style:family="paragraph" style:parent-style-name="Standard">
      <style:text-properties fo:language="en" fo:country="AU" fo:font-weight="normal" officeooo:rsid="000fa78d" officeooo:paragraph-rsid="000fa78d" style:font-weight-asian="normal" style:font-weight-complex="normal"/>
    </style:style>
    <style:style style:name="P4" style:family="paragraph" style:parent-style-name="Standard">
      <style:text-properties officeooo:paragraph-rsid="00107c13"/>
    </style:style>
    <style:style style:name="P5" style:family="paragraph" style:parent-style-name="Standard">
      <style:text-properties fo:font-weight="bold" officeooo:rsid="0011b4ef" officeooo:paragraph-rsid="0011b4ef" style:font-weight-asian="bold" style:font-weight-complex="bold"/>
    </style:style>
    <style:style style:name="P6" style:family="paragraph" style:parent-style-name="Standard">
      <style:text-properties fo:language="en" fo:country="AU" officeooo:paragraph-rsid="0011b4ef"/>
    </style:style>
    <style:style style:name="P7" style:family="paragraph" style:parent-style-name="Standard">
      <style:text-properties fo:language="en" fo:country="AU" officeooo:paragraph-rsid="001d718b"/>
    </style:style>
    <style:style style:name="P8" style:family="paragraph" style:parent-style-name="Standard">
      <style:text-properties fo:language="en" fo:country="AU" fo:font-weight="bold" officeooo:paragraph-rsid="0011b4ef" style:font-weight-asian="bold" style:font-weight-complex="bold"/>
    </style:style>
    <style:style style:name="P9" style:family="paragraph" style:parent-style-name="Standard">
      <style:text-properties fo:language="en" fo:country="AU" officeooo:rsid="00226b08" officeooo:paragraph-rsid="00226b08"/>
    </style:style>
    <style:style style:name="P10" style:family="paragraph" style:parent-style-name="Standard">
      <style:text-properties fo:language="en" fo:country="AU" officeooo:paragraph-rsid="0012ebec"/>
    </style:style>
    <style:style style:name="P11" style:family="paragraph" style:parent-style-name="Standard">
      <style:text-properties fo:language="en" fo:country="AU" fo:font-weight="bold" officeooo:paragraph-rsid="0012ebec" style:font-weight-asian="bold" style:font-weight-complex="bold"/>
    </style:style>
    <style:style style:name="P12" style:family="paragraph" style:parent-style-name="Standard">
      <style:text-properties fo:language="en" fo:country="AU" fo:font-weight="normal" officeooo:paragraph-rsid="00145999" style:font-weight-asian="normal" style:font-weight-complex="normal"/>
    </style:style>
    <style:style style:name="P13" style:family="paragraph" style:parent-style-name="Standard">
      <style:text-properties fo:language="en" fo:country="AU" fo:font-weight="bold" officeooo:paragraph-rsid="00145999" style:font-weight-asian="bold" style:font-weight-complex="bold"/>
    </style:style>
    <style:style style:name="P14" style:family="paragraph" style:parent-style-name="Standard">
      <style:text-properties officeooo:rsid="00145999" officeooo:paragraph-rsid="0017872e"/>
    </style:style>
    <style:style style:name="P15" style:family="paragraph" style:parent-style-name="Standard">
      <style:text-properties fo:language="en" fo:country="AU" fo:font-weight="normal" style:font-weight-asian="normal" style:font-weight-complex="normal"/>
    </style:style>
    <style:style style:name="P16" style:family="paragraph" style:parent-style-name="Standard">
      <style:text-properties fo:language="en" fo:country="AU" fo:font-weight="bold" officeooo:rsid="0018938f" officeooo:paragraph-rsid="0018938f" style:font-weight-asian="bold" style:font-weight-complex="bold"/>
    </style:style>
    <style:style style:name="P17" style:family="paragraph" style:parent-style-name="Standard">
      <style:text-properties fo:language="en" fo:country="AU" fo:font-weight="normal" officeooo:paragraph-rsid="0018938f" style:font-weight-asian="normal" style:font-weight-complex="normal"/>
    </style:style>
    <style:style style:name="P18" style:family="paragraph" style:parent-style-name="Standard">
      <style:text-properties fo:language="en" fo:country="AU" fo:font-weight="bold" officeooo:paragraph-rsid="0018bdaa" style:font-weight-asian="bold" style:font-weight-complex="bold"/>
    </style:style>
    <style:style style:name="P19" style:family="paragraph" style:parent-style-name="Standard">
      <style:text-properties fo:language="en" fo:country="AU" fo:font-weight="normal" officeooo:paragraph-rsid="001e870a" style:font-weight-asian="normal" style:font-weight-complex="normal"/>
    </style:style>
    <style:style style:name="P20" style:family="paragraph" style:parent-style-name="Standard">
      <style:text-properties fo:language="en" fo:country="AU" fo:font-weight="normal" officeooo:paragraph-rsid="0018bdaa" style:font-weight-asian="normal" style:font-weight-complex="normal"/>
    </style:style>
    <style:style style:name="P21" style:family="paragraph" style:parent-style-name="Standard">
      <style:text-properties fo:language="en" fo:country="AU" fo:font-weight="normal" officeooo:paragraph-rsid="001abb01" style:font-weight-asian="normal" style:font-weight-complex="normal"/>
    </style:style>
    <style:style style:name="P22" style:family="paragraph" style:parent-style-name="Standard">
      <style:text-properties fo:language="en" fo:country="AU" fo:font-weight="normal" officeooo:paragraph-rsid="001e8df1" style:font-weight-asian="normal" style:font-weight-complex="normal"/>
    </style:style>
    <style:style style:name="P23" style:family="paragraph" style:parent-style-name="Standard">
      <style:text-properties fo:language="en" fo:country="AU" fo:font-weight="bold" style:font-weight-asian="bold" style:font-weight-complex="bold"/>
    </style:style>
    <style:style style:name="P24" style:family="paragraph" style:parent-style-name="Standard">
      <style:text-properties fo:language="en" fo:country="AU" fo:font-weight="bold" officeooo:rsid="001bc436" officeooo:paragraph-rsid="001bc436" style:font-weight-asian="bold" style:font-weight-complex="bold"/>
    </style:style>
    <style:style style:name="P25" style:family="paragraph" style:parent-style-name="Standard">
      <style:text-properties fo:language="en" fo:country="AU" fo:font-weight="normal" officeooo:rsid="001bc436" officeooo:paragraph-rsid="001bc436" style:font-weight-asian="normal" style:font-weight-complex="normal"/>
    </style:style>
    <style:style style:name="P26" style:family="paragraph" style:parent-style-name="Standard">
      <style:text-properties fo:language="en" fo:country="AU"/>
    </style:style>
    <style:style style:name="P27" style:family="paragraph" style:parent-style-name="Standard">
      <style:text-properties fo:language="en" fo:country="AU" fo:font-weight="normal" officeooo:paragraph-rsid="0011b4ef" style:font-weight-asian="normal" style:font-weight-complex="normal"/>
    </style:style>
    <style:style style:name="P28" style:family="paragraph" style:parent-style-name="Standard">
      <style:text-properties fo:language="en" fo:country="AU" officeooo:paragraph-rsid="00065898"/>
    </style:style>
    <style:style style:name="P29" style:family="paragraph" style:parent-style-name="Standard">
      <style:text-properties fo:language="en" fo:country="AU" officeooo:paragraph-rsid="0007a635"/>
    </style:style>
    <style:style style:name="P30" style:family="paragraph" style:parent-style-name="Standard">
      <style:text-properties fo:language="en" fo:country="AU" fo:font-weight="normal" officeooo:paragraph-rsid="00094af7" style:font-weight-asian="normal" style:font-weight-complex="normal"/>
    </style:style>
    <style:style style:name="P31" style:family="paragraph" style:parent-style-name="Standard" style:list-style-name="L1">
      <style:text-properties fo:language="en" fo:country="AU" fo:font-weight="normal" officeooo:paragraph-rsid="00094af7" style:font-weight-asian="normal" style:font-weight-complex="normal"/>
    </style:style>
    <style:style style:name="P32" style:family="paragraph" style:parent-style-name="Standard" style:list-style-name="L2">
      <style:text-properties fo:language="en" fo:country="AU" fo:font-weight="normal" officeooo:paragraph-rsid="00094af7" style:font-weight-asian="normal" style:font-weight-complex="normal"/>
    </style:style>
    <style:style style:name="P33" style:family="paragraph" style:parent-style-name="Standard">
      <style:text-properties fo:language="en" fo:country="AU" officeooo:paragraph-rsid="00094af7"/>
    </style:style>
    <style:style style:name="P34" style:family="paragraph" style:parent-style-name="Standard" style:list-style-name="L3">
      <style:text-properties fo:language="en" fo:country="AU" officeooo:paragraph-rsid="00094af7"/>
    </style:style>
    <style:style style:name="P35" style:family="paragraph" style:parent-style-name="Standard" style:list-style-name="L4">
      <style:text-properties fo:language="en" fo:country="AU" officeooo:paragraph-rsid="00094af7"/>
    </style:style>
    <style:style style:name="P36" style:family="paragraph" style:parent-style-name="Standard">
      <style:text-properties fo:language="en" fo:country="AU" officeooo:paragraph-rsid="000ca1aa"/>
    </style:style>
    <style:style style:name="P37" style:family="paragraph" style:parent-style-name="Standard" style:list-style-name="L5">
      <style:text-properties fo:language="en" fo:country="AU" officeooo:paragraph-rsid="000ca1aa"/>
    </style:style>
    <style:style style:name="P38" style:family="paragraph" style:parent-style-name="Standard" style:list-style-name="L6">
      <style:text-properties fo:language="en" fo:country="AU" officeooo:paragraph-rsid="000ca1aa"/>
    </style:style>
    <style:style style:name="P39" style:family="paragraph" style:parent-style-name="Standard" style:list-style-name="L7">
      <style:text-properties fo:language="en" fo:country="AU" officeooo:paragraph-rsid="000ca1aa"/>
    </style:style>
    <style:style style:name="P40" style:family="paragraph" style:parent-style-name="Standard">
      <style:text-properties fo:language="en" fo:country="AU" fo:font-weight="bold" officeooo:paragraph-rsid="0004c2f2" style:font-weight-asian="bold" style:font-weight-complex="bold"/>
    </style:style>
    <style:style style:name="P41" style:family="paragraph" style:parent-style-name="Standard" style:list-style-name="L8">
      <style:text-properties fo:language="en" fo:country="AU" officeooo:paragraph-rsid="0004c2f2"/>
    </style:style>
    <style:style style:name="P42" style:family="paragraph" style:parent-style-name="Standard">
      <style:text-properties fo:language="en" fo:country="AU" officeooo:paragraph-rsid="0004c2f2"/>
    </style:style>
    <style:style style:name="P43" style:family="paragraph" style:parent-style-name="Standard">
      <style:text-properties fo:language="en" fo:country="AU" officeooo:paragraph-rsid="000d72c6"/>
    </style:style>
    <style:style style:name="P44" style:family="paragraph" style:parent-style-name="Standard" style:list-style-name="L9">
      <style:text-properties fo:language="en" fo:country="AU" officeooo:paragraph-rsid="000d72c6"/>
    </style:style>
    <style:style style:name="P45" style:family="paragraph" style:parent-style-name="Standard" style:list-style-name="L10">
      <style:text-properties fo:language="en" fo:country="AU" officeooo:paragraph-rsid="000d72c6"/>
    </style:style>
    <style:style style:name="P46" style:family="paragraph" style:parent-style-name="Standard" style:list-style-name="L11">
      <style:text-properties fo:language="en" fo:country="AU" officeooo:paragraph-rsid="000d72c6"/>
    </style:style>
    <style:style style:name="P47" style:family="paragraph" style:parent-style-name="Standard" style:list-style-name="L12">
      <style:text-properties fo:language="en" fo:country="AU" officeooo:paragraph-rsid="000d72c6"/>
    </style:style>
    <style:style style:name="P48" style:family="paragraph" style:parent-style-name="Standard" style:list-style-name="L12">
      <style:text-properties officeooo:paragraph-rsid="000d72c6"/>
    </style:style>
    <style:style style:name="P49" style:family="paragraph" style:parent-style-name="Standard">
      <style:text-properties officeooo:paragraph-rsid="000d72c6"/>
    </style:style>
    <style:style style:name="P50" style:family="paragraph" style:parent-style-name="Standard" style:list-style-name="L13">
      <style:text-properties fo:language="en" fo:country="AU" officeooo:paragraph-rsid="000d72c6"/>
    </style:style>
    <style:style style:name="P51" style:family="paragraph" style:parent-style-name="Standard" style:list-style-name="L14">
      <style:text-properties fo:language="en" fo:country="AU" officeooo:paragraph-rsid="000d72c6"/>
    </style:style>
    <style:style style:name="P52" style:family="paragraph" style:parent-style-name="Standard" style:list-style-name="L15">
      <style:text-properties fo:language="en" fo:country="AU" officeooo:paragraph-rsid="000d72c6"/>
    </style:style>
    <style:style style:name="P53" style:family="paragraph" style:parent-style-name="Standard" style:list-style-name="L15">
      <style:text-properties fo:language="en" fo:country="AU" officeooo:paragraph-rsid="0004c2f2"/>
    </style:style>
    <style:style style:name="P54" style:family="paragraph" style:parent-style-name="Standard" style:list-style-name="L16">
      <style:text-properties fo:language="en" fo:country="AU" officeooo:paragraph-rsid="0004c2f2"/>
    </style:style>
    <style:style style:name="P55" style:family="paragraph" style:parent-style-name="Standard">
      <style:text-properties fo:language="en" fo:country="AU" officeooo:paragraph-rsid="000f3912"/>
    </style:style>
    <style:style style:name="P56" style:family="paragraph" style:parent-style-name="Standard" style:list-style-name="L17">
      <style:text-properties fo:language="en" fo:country="AU" officeooo:paragraph-rsid="000f3912"/>
    </style:style>
    <style:style style:name="T1" style:family="text">
      <style:text-properties officeooo:rsid="00107c13"/>
    </style:style>
    <style:style style:name="T2" style:family="text">
      <style:text-properties officeooo:rsid="001d718b"/>
    </style:style>
    <style:style style:name="T3" style:family="text">
      <style:text-properties officeooo:rsid="0011b4ef"/>
    </style:style>
    <style:style style:name="T4" style:family="text">
      <style:text-properties officeooo:rsid="0012ebec"/>
    </style:style>
    <style:style style:name="T5" style:family="text">
      <style:text-properties officeooo:rsid="001dee36"/>
    </style:style>
    <style:style style:name="T6" style:family="text">
      <style:text-properties officeooo:rsid="00145999"/>
    </style:style>
    <style:style style:name="T7" style:family="text">
      <style:text-properties officeooo:rsid="001bc436"/>
    </style:style>
    <style:style style:name="T8" style:family="text">
      <style:text-properties fo:font-weight="bold" style:font-weight-asian="bold" style:font-weight-complex="bold"/>
    </style:style>
    <style:style style:name="T9" style:family="text">
      <style:text-properties fo:font-weight="bold" officeooo:rsid="0004c2f2" style:font-weight-asian="bold" style:font-weight-complex="bold"/>
    </style:style>
    <style:style style:name="T10" style:family="text">
      <style:text-properties fo:language="en" fo:country="AU"/>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Presentation</text:p>
      <text:p text:style-name="P2">Introduction</text:p>
      <text:p text:style-name="P3">Ladies and Gentlemen,</text:p>
      <text:p text:style-name="P3"/>
      <text:p text:style-name="P4">My presentation will explore a new approach to understanding fractal sets through an interactive visualisation that links the Mandelbrot and Julia sets. <text:span text:style-name="T1">I</text:span>nstead of static images, users can engage with a web-based interface to see in real-time how selecting an <text:span text:style-name="T1">(</text:span>x, y) coordinate in the Mandelbrot set impacts the <text:span text:style-name="T2">conective</text:span>ness of the corresponding Julia set. </text:p>
      <text:p text:style-name="P4"/>
      <text:p text:style-name="P5">Overview</text:p>
      <text:p text:style-name="P6">The motivation behind this case study is to provide a new perspective on understanding fractal sets by creating an interactive visualisation. Instead of relying on static images and explanations, this project aims to deliver a dynamic, real-time experience where users can explore the relationship between the Mandelbrot set and the Julia set through an interactive web-based interface.</text:p>
      <text:p text:style-name="P6"/>
      <text:p text:style-name="P7">This case study investigates how using an (x, y) coordinate from the Mandelbrot set as the complex constant c in the Julia set formula influences the resulting fractal. By adjusting the (x, y) location within the Mandelbrot set, users can observe in real-time how this change affects the <text:span text:style-name="T2">conective</text:span>ness of the Julia set. Points within the Mandelbrot set generally produce connected and stable Julia sets, while points outside the Mandelbrot set result in more chaotic and fragmented structures.</text:p>
      <text:p text:style-name="P6"/>
      <text:p text:style-name="P8">Project Data / <text:span text:style-name="T3">A</text:span>lgorithm </text:p>
      <text:p text:style-name="P6">At the core of this visualisation project lies the generation of two distinct fractals: the Mandelbrot set and the Julia set. Both fractals are derived from iterative functions that operate on complex numbers. The algorithms behind these fractals not only define their structure but also form the basis for the interactive visualisations.</text:p>
      <text:p text:style-name="P9">`</text:p>
      <text:p text:style-name="P10">For each point on the Mandelbrot <text:span text:style-name="T4">and Julia set’s</text:span> complex plane, the algorithm computes whether the value of “z”, <text:span text:style-name="T4">the result of the equation,</text:span> remains bounded after a fixed number of iterations. If the value remains bounded, the point is considered part of the “<text:span text:style-name="T4">S</text:span>et” and is visualised as being inside the set. Points that escape to infinity after a certain number of iterations are visualised with colours representing how quickly they diverge, creating the vibrant, intricate boundary patterns.</text:p>
      <text:p text:style-name="P10"/>
      <text:p text:style-name="P10">The Julia set is generated by selecting a point from the Mandelbrot set and using its coordinates as the constant 𝑐 <text:span text:style-name="T5">value</text:span> in the Julia set equation. This point shapes the Julia set’s structure, with points inside the Mandelbrot set producing stable, connected patterns, while points outside create chaotic, fragmented ones, revealing the dynamic relationship between the two fractals.</text:p>
      <text:p text:style-name="P10"/>
      <text:p text:style-name="P11">Visualisation techniques</text:p>
      <text:p text:style-name="P12">Visualisation techniques play a crucial role in enhancing the understanding of complex fractal structures by translating mathematical behaviour into visual forms. In this project, colour mapping is a key tool where each pixel’s colour reflects the number of iterations required for a point to escape or remain bounded, creating a striking visual boundary between stable and chaotic regions. Smooth gradient shading further refines this by interpolating colours, offering continuity and reducing noise at intricate fractal edges. Hue-based colouring adds another dimension by mapping escape velocities to warm or cool colours, making different behaviours more distinguishable. </text:p>
      <text:p text:style-name="P12"/>
      <text:p text:style-name="P12"><text:soft-page-break/>Real-time interaction elevate the experience, with features like mouseover updates that generate corresponding Julia sets on the fly, and zooming with infinite scrolling that reveals finer fractal details at increasing resolutions. These techniques not only make fractals more accessible but also enable users to explore the underlying mathematics dynamically and intuitively.</text:p>
      <text:p text:style-name="P12"/>
      <text:p text:style-name="P13"><text:span text:style-name="T6">V</text:span>isualisation Environments</text:p>
      <text:p text:style-name="P14">For this project, I used WebGL to render both the Mandelbrot and Julia sets in real-time, leveraging its ability to perform complex calculations efficiently through GPU acceleration. WebGL's fragment shaders process each pixel independently, determining its colour based on how quickly the point escapes to infinity or remains bounded, ensuring smooth and responsive fractal visualisation. </text:p>
      <text:p text:style-name="P14"/>
      <text:p text:style-name="P14">JavaScript complements this by managing user interactions, such as selecting points, zooming, and panning, and passing those inputs to the WebGL shaders for dynamic updates. Together, WebGL and JavaScript enable real-time Julia set generation from any selected point in the Mandelbrot set, seamless infinite zooming with recalculated fractal details, and smooth colour gradients for visually appealing results. This combination of tools creates a highly interactive environment, allowing users to explore the intricate mathematical relationships between these fractals with fluid and immediate feedback.</text:p>
      <text:p text:style-name="P15"/>
      <text:p text:style-name="P16">Background</text:p>
      <text:p text:style-name="Standard">Fractal geometry, known for describing complex, self-similar patterns found in nature, has captivated mathematicians and computer scientists for decades. In preparation for this project, I conducted extensive research into the mathematical foundations of fractals, particularly the Mandelbrot and Julia sets, exploring how iterative equations generate intricate structures. Key academic papers were instrumental in deepening my understanding of how connected and chaotic Julia sets correspond to different regions of the Mandelbrot set. </text:p>
      <text:p text:style-name="P17"/>
      <text:p text:style-name="P17">I also explored GPU-accelerated visualisation techniques through WebGL, leveraging insights from resources like ShaderToy and ACM Digital Library on fragment shaders and real-time rendering. Additionally, research into the aesthetic significance of fractals enriched my approach, emphasising the potential of this project not only to explore mathematical relationships but also to serve as a visually engaging educational tool.</text:p>
      <text:p text:style-name="P15"/>
      <text:p text:style-name="P18">Results and Outputs</text:p>
      <text:p text:style-name="P19">The results of this project demonstrate the successful implementation of interactive fractal visualisation through a seamless integration of mathematical data manipulation, rendering pipelines, and user interaction. A key achievement was transforming complex numbers into screen-ready data, where each pixel's represents a complex number iterated to determine if it diverges or remains bounded. The number of iterations controls the colour assignment, offering visually engaging outputs that distinguish stable and chaotic regions. </text:p>
      <text:p text:style-name="P19"/>
      <text:p text:style-name="P19">The implementation of real-time zoom and scroll functions involved dynamically recalculating the bounds of the complex plane, ensuring the fractal's intricate patterns remain visible as users explore deeper levels. </text:p>
      <text:p text:style-name="P20"/>
      <text:p text:style-name="P19">The visualisation pipeline consists of custom WebGL code and JavaScript for handling rendering and interaction. User inputs, such as mouse clicks and movements, are captured and passed to fragment shaders, which compute the iterative functions and map the results to colours. Zooming and panning are smoothly managed by recalculating the fractal’s bounds based on user interactions, keeping the visualisations precise and centred. </text:p>
      <text:p text:style-name="P19"><text:soft-page-break/>This pipeline ensures that the Mandelbrot and Julia sets are rendered efficiently, even as users zoom infinitely into the fractal’s structure. The project’s outputs include interactive 2D visualizations of both the Mandelbrot and Julia sets, allowing users to see how different points in the Mandelbrot set generate corresponding Julia sets in real-time. Animations demonstrate the continuous transformation of Julia sets as different parameters are selected, illustrating the dynamic relationship between the two fractals. </text:p>
      <text:p text:style-name="P21"/>
      <text:p text:style-name="P19">Additionally, the zoom feature has produced highly detailed visualisations, revealing self-similar patterns and structures within the fractal at increasing levels of magnification. The focus on effective visualisation was essential to achieving engaging and intuitive outputs. Real-time interaction allows users to immediately observe how changes in the Mandelbrot set affect the Julia set, enhancing their understanding of the relationship between the two. Smooth colour gradients create a visually cohesive experience, making transitions between stable and chaotic regions easier to perceive, particularly at high zoom levels. </text:p>
      <text:p text:style-name="P19"/>
      <text:p text:style-name="P22">The infinite zoom feature, powered by adaptive resolution, ensures that even deep into the fractal’s structure, the visual detail remains sharp, reinforcing the concept of fractals’ infinite complexity. This project also integrated novel techniques to improve performance and user experience. </text:p>
      <text:p text:style-name="P22"/>
      <text:p text:style-name="P22">The dynamic generation of Julia sets based on selected points in the Mandelbrot set offers a unique exploration of fractal geometry, encouraging experimentation and deeper understanding. Additionally, the adaptive resolution technique ensures smooth, high-performance zooming by recalculating the fractal at higher precision only when necessary. </text:p>
      <text:p text:style-name="P22"/>
      <text:p text:style-name="P22">The combination of interactivity, efficient rendering, and visually appealing outputs makes this project a comprehensive and immersive experience in fractal visualisation.</text:p>
      <text:p text:style-name="P15"/>
      <text:p text:style-name="P15"/>
      <text:p text:style-name="P15"/>
      <text:p text:style-name="P23"><text:span text:style-name="T7">Reflection and </text:span>Suggestions for Future Work</text:p>
      <text:p text:style-name="P22">This project succeeded in delivering real-time interactivity between the Mandelbrot and Julia sets, with WebGL’s fragment shaders enabling responsive updates and smooth zooming through adaptive resolution, enhancing both engagement and exploration. Smooth colour gradients added visual appeal while clarifying boundaries between stable and chaotic regions. </text:p>
      <text:p text:style-name="P22"/>
      <text:p text:style-name="P22">However, performance challenges arose during deep zooms, where high iteration counts caused occasional lag, and WebGL’s limitations at extreme zoom levels required further optimisation. Refining the user interface with features like tooltips, guided tours, and preset zoom levels could enhance usability, while future work might explore 3D fractal visualisations and server-side rendering to push zoom limits and improve performance at deeper levels.</text:p>
      <text:p text:style-name="P15"/>
      <text:p text:style-name="P24">Conclusion</text:p>
      <text:p text:style-name="P25">In conclusion, this project successfully created an interactive tool that explores the relationship between the Mandelbrot and Julia sets in real-time using WebGL. Users can dynamically select points, observe instant changes, and explore fractals with smooth zooming and visually appealing color gradients. While future improvements could enhance performance and explore 3D fractals, this project demonstrates how interactive visualization makes complex mathematical concepts accessible and engaging for education and exploration.</text:p>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3">Project Overview </text:p>
      <text:p text:style-name="P26"><text:span text:style-name="T8"/></text:p>
      <text:p text:style-name="P6">The motivation behind this case study is to provide a new perspective on understanding fractal sets by creating an interactive visualisation. Instead of relying on static images and explanations, this project aims to deliver a dynamic, real-time experience where users can explore the relationship between the Mandelbrot set and the Julia set through an interactive web-based interface.</text:p>
      <text:p text:style-name="P6"/>
      <text:p text:style-name="P27">This case study investigates how using an (x, y) coordinate from the Mandelbrot set as the complex constant c in the Julia set formula influences the resulting fractal. By adjusting the (x, y) location within the Mandelbrot set, users can observe in real-time how this change affects the constructiveness of the Julia set. Points within the Mandelbrot set generally produce connected and stable Julia sets, while points outside the Mandelbrot set result in more chaotic and fragmented structures.</text:p>
      <text:p text:style-name="P6"/>
      <text:p text:style-name="P6">This dynamic link between the sets highlights the underlying mathematical patterns that govern fractal geometry. The interactive platform also features an "infinite" scroll function, allowing users to delve deeper into the fractal's intricate structure, providing a hands-on understanding of how different regions of the Mandelbrot set correspond to various Julia set behaviors. Through visualizations and analysis, this project demonstrates how these complex mathematical relationships manifest visually, offering both educational and exploratory value. It emphasizes the richness and diversity of fractal sets, and how their behavior changes depending on small shifts in parameters, unlocking deeper insights into fractal geometry.</text:p>
      <text:p text:style-name="P26"/>
      <text:p text:style-name="P23">Project Data and/or algorithm</text:p>
      <text:p text:style-name="P26"><text:soft-page-break/></text:p>
      <text:p text:style-name="P28">At the core of this visualization project lies the generation of two distinct fractals: the Mandelbrot set and the Julia set. Both fractals are derived from iterative functions that operate on complex numbers. The algorithms behind these fractals not only define their structure but also form the basis for the interactive visualizations.</text:p>
      <text:p text:style-name="P28"/>
      <text:p text:style-name="P28">Mandelbrot Set Algorithm</text:p>
      <text:p text:style-name="P28">The Mandelbrot set is generated by iterating the function:</text:p>
      <text:p text:style-name="P28"/>
      <text:p text:style-name="P28"><text:s/><draw:frame draw:style-name="fr1" draw:name="Object1" text:anchor-type="as-char" svg:y="-0.1728in" svg:width="0.7752in" svg:height="0.2217in" draw:z-index="0"><draw:object xlink:href="./Object 1" xlink:type="simple" xlink:show="embed" xlink:actuate="onLoad"/><draw:image xlink:href="./ObjectReplacements/Object 1" xlink:type="simple" xlink:show="embed" xlink:actuate="onLoad"/></draw:frame></text:p>
      <text:p text:style-name="P28"/>
      <text:p text:style-name="P28">Where: </text:p>
      <text:p text:style-name="P28"><text:tab/>z is a complex number that starts at 0. </text:p>
      <text:p text:style-name="P28"><text:tab/>c is the complex number corresponding to the point on the complex plane (or the pixel in the visualization). </text:p>
      <text:p text:style-name="P28"/>
      <text:p text:style-name="P29">For each point (or pixel) on the Mandelbrot complex plane, the algorithm computes whether the value of z remains bounded after a fixed number of iterations. If the value remains bounded, the point is considered part of the Mandelbrot set and is visualized as being inside the set (typically colored black). Points that escape to infinity after a certain number of iterations are visualized with colors representing how quickly they diverge, creating the vibrant, intricate boundary patterns often seen in Mandelbrot visualizations. </text:p>
      <text:p text:style-name="P29"/>
      <text:p text:style-name="P29">In this project, the complex plane is mapped onto a grid of pixels, each representing a different (x, y) coordinate in the Mandelbrot set. The algorithm then computes whether each point lies within or outside the set, assigning a color based on the rate of divergence. </text:p>
      <text:p text:style-name="P29"/>
      <text:p text:style-name="P29">Julia Set Algorithm </text:p>
      <text:p text:style-name="P29"/>
      <text:p text:style-name="P29">The Julia set, while similar in concept to the Mandelbrot set, uses a constant value c that is derived from a specific point in the Mandelbrot set. The iterative formula for generating the Julia set is:</text:p>
      <text:p text:style-name="P29"/>
      <text:p text:style-name="P29"><draw:frame draw:style-name="fr1" draw:name="Object2" text:anchor-type="as-char" svg:y="-0.1728in" svg:width="0.7752in" svg:height="0.2217in" draw:z-index="1"><draw:object xlink:href="./Object 2" xlink:type="simple" xlink:show="embed" xlink:actuate="onLoad"/><draw:image xlink:href="./ObjectReplacements/Object 2" xlink:type="simple" xlink:show="embed" xlink:actuate="onLoad"/></draw:frame></text:p>
      <text:p text:style-name="P29"/>
      <text:p text:style-name="P29">Where: </text:p>
      <text:p text:style-name="P29"><text:tab/>z is any complex number representing a point in the Julia set's plane. </text:p>
      <text:p text:style-name="P29"><text:tab/>c is the complex constant, which in this project comes from an (x, y) coordinate in the Mandelbrot set. </text:p>
      <text:p text:style-name="P29"/>
      <text:p text:style-name="P29">By selecting a point in the Mandelbrot set, the algorithm feeds its (x, y) coordinate as the constant c into the Julia set equation. The algorithm then iterates over every point in the Julia set’s complex plane, checking whether each point remains bounded or diverges to infinity. The coloring scheme is similar to the Mandelbrot set: points that remain bounded after a set number of iterations are colored one way, and those that escape are colored based on their divergence rate.</text:p>
      <text:p text:style-name="P29"/>
      <text:p text:style-name="P29">Visualization Strategy </text:p>
      <text:p text:style-name="P29"/>
      <text:p text:style-name="P29"><text:soft-page-break/>From a visualization perspective, the project requires a real-time rendering of both the Mandelbrot and Julia sets as the user interacts with the web page. The algorithm calculates and updates the fractals as the user moves the cursor or selects a point in the Mandelbrot set. This dynamic selection of points in the Mandelbrot set translates into a real-time update of the corresponding Julia set, providing immediate visual feedback on how different areas of the Mandelbrot set affect the Julia set’s structure.</text:p>
      <text:p text:style-name="P29"/>
      <text:p text:style-name="P29">Key to the visualization is the use of smooth coloring algorithms, where instead of simply marking a point as inside or outside the fractal, color gradients are applied based on the speed of divergence. This enhances the visual richness of both fractals, highlighting the complex boundaries where the fractals’ behavior shifts between stability and chaos. </text:p>
      <text:p text:style-name="P29"/>
      <text:p text:style-name="P29">Infinite Scroll Feature </text:p>
      <text:p text:style-name="P29"/>
      <text:p text:style-name="P29">To further enhance the exploratory nature of the visualization, the project incorporates an "infinite" scroll function. This feature allows users to zoom into both the Mandelbrot and Julia sets to explore their finer details. As the user zooms, the algorithm recalculates the fractal data at increasingly higher resolutions, continuously revealing new levels of complexity. This requires the algorithm to handle dynamic resolution adjustments while maintaining performance to ensure smooth visual transitions. </text:p>
      <text:p text:style-name="P29"/>
      <text:p text:style-name="P29">Data </text:p>
      <text:p text:style-name="P29"/>
      <text:p text:style-name="P29">The data being visualized is the result of the iterative process described above. Each pixel represents the outcome of hundreds or even thousands of iterations for a given point in the complex plane. The number of iterations, divergence criteria, and resolution are tunable parameters in the algorithm, allowing users to control the depth of the visualization. </text:p>
      <text:p text:style-name="P29"/>
      <text:p text:style-name="P29">The entire set of calculations is performed on the client side using WebGL graphics rendering technology to ensure that the visual updates are fast and responsive. The algorithm must be optimized for performance, as real-time feedback is crucial for an engaging user experience</text:p>
      <text:p text:style-name="P26"/>
      <text:p text:style-name="P23">Visualisation Techniques </text:p>
      <text:p text:style-name="P23"/>
      <text:p text:style-name="P30">Color Mapping and Gradient Shading </text:p>
      <text:p text:style-name="P30"/>
      <text:p text:style-name="P30">Color is one of the most powerful techniques for fractal visualization, as it allows us to visually represent the behavior of mathematical functions. In this project, the color of each pixel depends on the number of iterations taken for the function to either diverge or remain bounded. </text:p>
      <text:p text:style-name="P30"/>
      <text:list text:style-name="L1">
        <text:list-item>
          <text:p text:style-name="P31">Iteration-Based Coloring: One technique is to map the number of iterations required for a point to escape to a color scale. Points that converge (stay bounded) are often colored black or another solid color, while points that diverge are assigned colors based on how quickly they escape. This results in a visually striking boundary between stable and chaotic regions. </text:p>
        </text:list-item>
        <text:list-item>
          <text:p text:style-name="P31">Smooth Color Gradients: Instead of discrete coloring, smooth gradient shading can be applied. By interpolating colors based on the rate of divergence, the fractal’s intricate boundary becomes smoother and more visually appealing, giving a sense of continuity in areas that would otherwise appear pixelated or noisy. </text:p>
        </text:list-item>
        <text:list-item>
          <text:p text:style-name="P31">Hue-Based Coloring: Another effective method is mapping the escape velocity of a point to a color hue. For example, faster escape rates can be represented by warm colors (reds and <text:soft-page-break/>yellows), while slower rates can be shown with cooler colors (blues and greens). This helps users easily distinguish areas of different behavior in the fractal.</text:p>
        </text:list-item>
      </text:list>
      <text:p text:style-name="P23"/>
      <text:p text:style-name="P30">Real-Time Interaction and Dynamic Updates </text:p>
      <text:p text:style-name="P30"/>
      <text:p text:style-name="P30">Since the project is centered around the interactive exploration of fractals, real-time rendering and updates are critical. Several techniques enable this: </text:p>
      <text:p text:style-name="P30"/>
      <text:list text:style-name="L2">
        <text:list-item>
          <text:p text:style-name="P32">Mouseover and Click-Based Interactivity: As users move their mouse over the Mandelbrot set, the visualization instantly generates and updates the corresponding Julia set based on the chosen point. This type of interactivity offers an immediate visual response, providing users with an intuitive way to explore the relationship between the two sets. </text:p>
        </text:list-item>
        <text:list-item>
          <text:p text:style-name="P32">Zooming and Infinite Scrolling: Fractals are known for their infinite detail, and the "infinite" zoom/scroll feature enables users to explore the deeper levels of the fractal. The zooming technique works by dynamically recalculating and rendering the fractal at increasingly higher resolutions as users zoom into specific areas. This provides a deeper level of insight into the fine structure of the fractal, allowing users to explore increasingly smaller scales.</text:p>
        </text:list-item>
      </text:list>
      <text:p text:style-name="P23"/>
      <text:p text:style-name="P23"/>
      <text:p text:style-name="P23"/>
      <text:p text:style-name="P23">Visualisation Environments, Tools and Programs Written</text:p>
      <text:p text:style-name="P26"/>
      <text:p text:style-name="P33">For this project, I used WebGL as the primary technology to render both the Mandelbrot set and Julia set in real-time. WebGL is a powerful graphics library for rendering interactive 2D and 3D graphics directly in the browser, leveraging the GPU to accelerate complex calculations and ensure smooth performance, which is crucial when dealing with the computationally intensive nature of fractal rendering. </text:p>
      <text:p text:style-name="P33"/>
      <text:p text:style-name="P33">WebGL for Fractal Rendering WebGL is especially suited for fractal visualizations because it allows for parallel processing of the iterative calculations required for each pixel on the screen. The Mandelbrot set and Julia set both rely on performing a large number of iterations for each point in the complex plane, determining whether the point diverges to infinity or remains bounded. WebGL’s shader programs enable these calculations to be performed efficiently across many pixels simultaneously, making it possible to visualize these fractals interactively in real-time. </text:p>
      <text:p text:style-name="P33"/>
      <text:p text:style-name="P33">I employed fragment shaders in WebGL to calculate the escape time for each pixel in both the Mandelbrot and Julia sets. The fragment shader processes each pixel independently, determining its color based on the number of iterations it takes for the point to escape, or whether it remains bounded. By utilizing the GPU for these computations, WebGL ensures the real-time performance necessary for interactive fractal exploration.</text:p>
      <text:p text:style-name="P26"/>
      <text:p text:style-name="P33">Interactive Features Using WebGL </text:p>
      <text:p text:style-name="P33"/>
      <text:list text:style-name="L3">
        <text:list-item>
          <text:p text:style-name="P34">Real-Time Julia Set Generation: One of the core features of the project is the ability to dynamically generate the Julia set based on any point selected in the Mandelbrot set. WebGL makes this possible by recalculating the Julia set in real-time every time a new point in the Mandelbrot set is selected. The shader program is updated with the new complex constant (c) derived from the selected (x, y) coordinates, and the Julia set is re-rendered instantaneously. </text:p>
        </text:list-item>
        <text:list-item>
          <text:p text:style-name="P34"><text:soft-page-break/>Zoom and Infinite Scroll: WebGL also supports the infinite zoom and scroll feature of the project. As the user zooms into the fractal, WebGL recalculates the fractal at higher resolutions, continuously rendering finer details of both the Mandelbrot and Julia sets. This involves dynamically adjusting the view parameters in the shader programs to ensure that the fractal remains visually smooth and detailed at any zoom level. </text:p>
        </text:list-item>
        <text:list-item>
          <text:p text:style-name="P34">Color Gradients and Smooth Shading: Using WebGL, I was able to apply color gradients and smooth shading techniques that make the fractals visually striking. The escape time for each point is mapped to a color using smooth interpolation, which WebGL handles efficiently via the fragment shader. This ensures that the fractal boundaries appear fluid and continuous rather than jagged or pixelated.</text:p>
        </text:list-item>
      </text:list>
      <text:p text:style-name="P26"/>
      <text:p text:style-name="P33">JavaScript Integration </text:p>
      <text:p text:style-name="P33"/>
      <text:p text:style-name="P33">To create the interactive web interface, I integrated JavaScript with WebGL. JavaScript handles user inputs such as selecting points in the Mandelbrot set or zooming into the fractals, and communicates these inputs to WebGL. By combining JavaScript’s flexibility with WebGL’s rendering capabilities, I was able to create a highly interactive and responsive visualization environment. </text:p>
      <text:p text:style-name="P33"/>
      <text:list text:style-name="L4">
        <text:list-item>
          <text:p text:style-name="P35">User Input Handling: JavaScript captures mouse events, such as clicks and movements, to detect the (x, y) coordinates of the user’s selection on the Mandelbrot set. These coordinates are then passed to the WebGL shaders as the complex constant (c) for generating the corresponding Julia set. </text:p>
        </text:list-item>
        <text:list-item>
          <text:p text:style-name="P35">Dynamic Zoom and Pan: Zooming and panning are handled via JavaScript, which adjusts the view parameters (center coordinates and zoom level) sent to the WebGL shaders. The zooming action triggers the WebGL shaders to recalculate the fractal at the new resolution, allowing users to explore the infinite details of the fractal.</text:p>
        </text:list-item>
      </text:list>
      <text:p text:style-name="P26"/>
      <text:p text:style-name="P33">Summary </text:p>
      <text:p text:style-name="P33"/>
      <text:p text:style-name="P33">In summary, WebGL was the ideal tool for this project, as it enabled the efficient rendering of both the Mandelbrot and Julia sets in real-time. By combining WebGL with JavaScript for user interaction, I was able to create an interactive, highly performant visualization environment that allows users to explore the intricate relationships between the two fractals through dynamic, real-time updates and infinite zooming capabilities.</text:p>
      <text:p text:style-name="P26"/>
      <text:p text:style-name="P26"/>
      <text:p text:style-name="P26"/>
      <text:p text:style-name="P26"/>
      <text:p text:style-name="P26"><text:span text:style-name="T9">B</text:span><text:span text:style-name="T8">ackground</text:span> </text:p>
      <text:p text:style-name="P26"/>
      <text:p text:style-name="P26">Fractal geometry has long fascinated mathematicians and computer scientists, particularly because of its ability to describe complex patterns that appear in nature. In conducting background research for this project, I explored various sources—both academic and online—to deepen my understanding of fractal sets, specifically the Mandelbrot and Julia sets, and how they can be visualized interactively.</text:p>
      <text:p text:style-name="P26"/>
      <text:p text:style-name="P26">1. Understanding Fractals and Their Mathematical Foundations Fractals, as introduced by Benoît B. Mandelbrot in the late 20th century, are geometric structures that exhibit self-similarity across different scales. One of the key insights from my research was the iterative process that generates fractals, and <text:soft-page-break/>how relatively simple mathematical equations can create such intricate and infinitely detailed structures.</text:p>
      <text:p text:style-name="P26"/>
      <text:p text:style-name="P26">The Mandelbrot set, in particular, has been widely studied due to its visual complexity and its unique property of encapsulating all possible Julia sets. My research in academic databases revealed numerous papers discussing the mathematical foundations of the Mandelbrot set. I learned how the behavior of the quadratic function <draw:frame draw:style-name="fr1" draw:name="Object3" text:anchor-type="as-char" svg:y="-0.1728in" svg:width="0.7335in" svg:height="0.2339in" draw:z-index="2"><draw:object xlink:href="./Object 3" xlink:type="simple" xlink:show="embed" xlink:actuate="onLoad"/><draw:image xlink:href="./ObjectReplacements/Object 3" xlink:type="simple" xlink:show="embed" xlink:actuate="onLoad"/></draw:frame>, where c is a complex constant, determines whether a point is part of the Mandelbrot set. If the function remains bounded, the point is included in the set; otherwise, it escapes and belongs to the outer regions.</text:p>
      <text:p text:style-name="P26"/>
      <text:p text:style-name="P36">Key papers that were particularly useful include: </text:p>
      <text:list text:style-name="L5">
        <text:list-item>
          <text:p text:style-name="P37">"Fractals and Chaos: The Mandelbrot Set and Beyond" by Heinz-Otto Peitgen, which provides a thorough mathematical explanation of fractals and their applications. </text:p>
        </text:list-item>
        <text:list-item>
          <text:p text:style-name="P37">"Exploring the Mandelbrot Set and the Julia Sets" by Robert L. Devaney, which describes the dynamic link between the two sets and how different regions of the Mandelbrot set generate distinct types of Julia sets.</text:p>
        </text:list-item>
      </text:list>
      <text:p text:style-name="P36"/>
      <text:p text:style-name="P36">This research reinforced the concept that points inside the Mandelbrot set correspond to connected and stable Julia sets, while points outside produce chaotic and disconnected Julia sets. It also highlighted the importance of color schemes and iteration limits when visualizing fractals, as these directly influence how clearly users can see the fractal's boundaries.</text:p>
      <text:p text:style-name="P36"/>
      <text:p text:style-name="P36">2. Visualization of Fractals</text:p>
      <text:p text:style-name="P36">The field of fractal visualization has grown significantly with the advancement of computer graphics technologies. I delved into several technical articles on ACM Digital Library that discuss methods for rendering fractals in real time, particularly how GPU acceleration and WebGL can be leveraged to create interactive fractal visualizations.</text:p>
      <text:p text:style-name="P26"/>
      <text:list text:style-name="L6">
        <text:list-item>
          <text:p text:style-name="P38">"GPU-Based Mandelbrot Set Computation and Visualization" was a crucial paper that detailed how the parallel processing capabilities of modern GPUs could be used to rapidly compute fractal points. This was particularly relevant as I employed WebGL for my project, which allows the use of shaders to process large numbers of pixels simultaneously. </text:p>
        </text:list-item>
        <text:list-item>
          <text:p text:style-name="P38">I also reviewed online resources, including tutorials and documentation from platforms like ShaderToy and WebGL Fundamentals, which provided practical insights into how fragment shaders can be written to visualize complex functions like the Mandelbrot and Julia sets.</text:p>
        </text:list-item>
      </text:list>
      <text:p text:style-name="P36"/>
      <text:p text:style-name="P36">These sources confirmed that one of the most effective ways to render fractals in a browser environment is through the use of fragment shaders in WebGL. Fragment shaders are efficient because they process every pixel independently, making them ideal for the iterative calculations needed for fractals.</text:p>
      <text:p text:style-name="P36"/>
      <text:p text:style-name="P36">4. WebGL and Performance Considerations</text:p>
      <text:p text:style-name="P36"/>
      <text:p text:style-name="P36">While researching on the web, I discovered various optimization techniques that can enhance the performance of WebGL applications when rendering fractals in real time. Articles from MDN Web Docs and OpenGL Insights provided insights into:</text:p>
      <text:p text:style-name="P26"/>
      <text:list text:style-name="L7">
        <text:list-item>
          <text:p text:style-name="P39"><text:soft-page-break/>Progressive Rendering: To improve responsiveness during zooming, a technique called progressive rendering allows a low-resolution version of the fractal to be displayed first, followed by a higher-resolution image that gradually refines the detail. This was particularly important for ensuring smooth interaction during deep zooming sessions. </text:p>
        </text:list-item>
        <text:list-item>
          <text:p text:style-name="P39">Adaptive Resolution: Several tutorials discussed how to implement adaptive resolution techniques, where the resolution of the fractal rendering is dynamically adjusted based on the user’s zoom level. This prevents unnecessary calculations for distant views while ensuring high detail at closer zoom levels. </text:p>
        </text:list-item>
        <text:list-item>
          <text:p text:style-name="P39">Colour Mapping and Shader Techniques: A significant portion of my investigation focused on how to efficiently use color to represent the escape time of fractal points. I found multiple resources explaining how color gradients could be used to smooth out the visual transitions in fractals, enhancing the overall aesthetic and making the boundaries between stable and chaotic regions more discernible.</text:p>
        </text:list-item>
        <text:list-item>
          <text:p text:style-name="P39"/>
        </text:list-item>
      </text:list>
      <text:p text:style-name="P36">5. Historical and Aesthetic Significance</text:p>
      <text:p text:style-name="P36"/>
      <text:p text:style-name="P36">In addition to the technical literature, I explored the historical and aesthetic significance of fractals in visual art. Many artists have been inspired by the self-similarity and infinite complexity of fractals, using them as a medium for digital art. While this aspect of fractals is more artistic than scientific, understanding how fractals have been perceived in the context of art helped shape my approach to creating visually appealing and engaging fractals. </text:p>
      <text:p text:style-name="P36"/>
      <text:p text:style-name="P36">Online resources like the Fractal Foundation provided insight into the broader cultural and educational implications of fractal geometry. This helped me frame my project not only as a technical exploration but also as a potential tool for educating others about the beauty and complexity of mathematical structures.</text:p>
      <text:p text:style-name="P26"/>
      <text:p text:style-name="P26"/>
      <text:p text:style-name="P40">Results and Outputs </text:p>
      <text:list text:style-name="L8">
        <text:list-item>
          <text:p text:style-name="P41">Description any data manipulation you have carried out. </text:p>
        </text:list-item>
        <text:list-item>
          <text:p text:style-name="P41">Description of any computer code or visualisation pipelines you have developed. </text:p>
        </text:list-item>
        <text:list-item>
          <text:p text:style-name="P41">Description of any visualisation algorithms you have studied and/ or implemented. </text:p>
        </text:list-item>
        <text:list-item>
          <text:p text:style-name="P41">Visualisation outputs – presentation of the images, animations, 3D models and so on that you have produced. </text:p>
        </text:list-item>
        <text:list-item>
          <text:p text:style-name="P41">Effective visualisation issues – a discussion of how you have gone about making your visualisations effective – e.g., those elements you have incorporated into your visualisation work to help improve their overall effectiveness. </text:p>
        </text:list-item>
        <text:list-item>
          <text:p text:style-name="P41">Any novel techniques or ideas used.</text:p>
        </text:list-item>
      </text:list>
      <text:p text:style-name="P42"/>
      <text:p text:style-name="P42">1. Data Manipulation</text:p>
      <text:p text:style-name="P42"/>
      <text:p text:style-name="P42">To effectively visualize the Mandelbrot and Julia sets, I needed to transform the raw mathematical outputs into data that could be displayed on screen. The main data manipulation involved mapping complex numbers (x, y coordinates) to pixel positions on the screen. For each pixel, I iterated a function over a complex number to determine whether it escaped to infinity or remained bounded, and the number of iterations was used to assign colors.</text:p>
      <text:p text:style-name="P42"/>
      <text:p text:style-name="P42">Additionally, to implement the zoom and scroll functionality, I had to manipulate the coordinate system in real-time. When zooming into the fractal, I adjusted the real and imaginary bounds to recalculate the <text:soft-page-break/>fractal at higher precision, ensuring that the intricate details remained visible as users zoom in further. I applied transformations to scale the viewport dynamically based on the zoom level while keeping the fractal centered on the selected region.</text:p>
      <text:p text:style-name="P42"/>
      <text:p text:style-name="P43">2. Computer Code and Visualization Pipelines</text:p>
      <text:p text:style-name="P43"/>
      <text:p text:style-name="P43">I wrote custom WebGL code to handle the rendering of the Mandelbrot and Julia sets. The visualization pipeline begins by accepting user inputs, such as mouse movements and clicks, which provide coordinates in the Mandelbrot set. These coordinates are passed to a fragment shader that computes the escape time for each pixel and maps the results to colors for visual display.</text:p>
      <text:p text:style-name="P42"/>
      <text:p text:style-name="P43">The pipeline includes: </text:p>
      <text:list text:style-name="L9">
        <text:list-item>
          <text:p text:style-name="P44">Input handling via JavaScript: User interactions (clicks and mouseovers) trigger updates to the selected point in the Mandelbrot set, which is then passed as a parameter to the WebGL shaders. </text:p>
        </text:list-item>
        <text:list-item>
          <text:p text:style-name="P44">Fragment shaders: These compute the iterative functions required to determine whether a point is in the Mandelbrot or Julia set. The number of iterations is then mapped to colors to create visually distinct outputs. </text:p>
        </text:list-item>
        <text:list-item>
          <text:p text:style-name="P44">Zooming and scrolling: The JavaScript code dynamically adjusts the zoom level and pans across the fractal by recalculating the bounds of the complex plane, which is then sent to the shader to re-render the fractal at the new scale.</text:p>
        </text:list-item>
      </text:list>
      <text:p text:style-name="P42"/>
      <text:p text:style-name="P42">4. Visualisation Outputs</text:p>
      <text:p text:style-name="P42"/>
      <text:p text:style-name="P43">So far, the project has produced several outputs, including: </text:p>
      <text:p text:style-name="P43"/>
      <text:list text:style-name="L10">
        <text:list-item>
          <text:p text:style-name="P45">2D visualizations of both the Mandelbrot and Julia sets. These are dynamic, allowing users to interactively explore how different points on the Mandelbrot set generate corresponding Julia sets in real time. </text:p>
        </text:list-item>
        <text:list-item>
          <text:p text:style-name="P45">Animations showing the continuous transformation of Julia sets as different points on the Mandelbrot set are selected. This demonstrates the fractal’s behavior as the parameter c varies across the Mandelbrot set. </text:p>
        </text:list-item>
        <text:list-item>
          <text:p text:style-name="P45">Zoomed fractal images: The infinite scroll feature has generated highly detailed zoomed images of the Mandelbrot set, allowing for exploration deep into the fractal’s structure. This zooming capability has produced outputs showcasing the recursive, self-similar patterns found in fractals at various scales.</text:p>
        </text:list-item>
      </text:list>
      <text:p text:style-name="P42"/>
      <text:p text:style-name="P42">5. Effective Visualisation Issues</text:p>
      <text:p text:style-name="P42"/>
      <text:p text:style-name="P42">To make the visualizations effective and engaging, I focused on several key elements:</text:p>
      <text:p text:style-name="P42"/>
      <text:list text:style-name="L11">
        <text:list-item>
          <text:p text:style-name="P46">Real-time interactivity: The ability to see changes in the Julia set in real-time as you select points in the Mandelbrot set greatly enhances user engagement and understanding. Users can instantly see how their actions impact the fractal, making the connection between the sets clear. </text:p>
        </text:list-item>
        <text:list-item>
          <text:p text:style-name="P46">Smooth color gradients: Instead of using sharp, discrete color transitions, I applied smooth gradients based on the escape time algorithm. This makes the visual boundaries between stable and chaotic regions of the fractal easier to perceive, especially in high-resolution zoomed areas. </text:p>
        </text:list-item>
        <text:list-item>
          <text:p text:style-name="P46">Infinite zoom: Allowing users to infinitely zoom into the fractal has been a crucial feature. This feature required efficient handling of dynamic resolution, where the algorithm recalculates the <text:soft-page-break/>fractal at higher precision as users zoom in. The continuous detail at every zoom level helps convey the infinite nature of fractals. </text:p>
        </text:list-item>
        <text:list-item>
          <text:p text:style-name="P46">User-friendly interface: I incorporated intuitive controls for zooming and selecting points within the Mandelbrot set. This makes the visualization accessible even for users who may not be familiar with the mathematical complexities behind fractals.</text:p>
        </text:list-item>
      </text:list>
      <text:p text:style-name="P42"/>
      <text:p text:style-name="P42">6. Novel Techniques and Ideas Used</text:p>
      <text:p text:style-name="P42"/>
      <text:p text:style-name="P42">Several novel techniques and ideas have been integrated into the project: </text:p>
      <text:p text:style-name="P42"/>
      <text:list text:style-name="L12">
        <text:list-item>
          <text:p text:style-name="P47">Dynamic Julia set generation: The real-time updating of the Julia set based on selected points in the Mandelbrot set is a key novel aspect of the project. This interactivity allows users to immediately see the relationship between the two fractals, offering a deeper understanding of fractal geometry. </text:p>
        </text:list-item>
        <text:list-item>
          <text:p text:style-name="P48"><text:span text:style-name="T10">Infinite zoom with adaptive resolution: This feature is novel in the sense that it handles the extreme computational demands of zooming into fractals by adjusting the level of detail dynamically. This provides a seamless and fluid exploration experience as users </text:span>move through increasingly detailed areas of the fractal.</text:p>
        </text:list-item>
      </text:list>
      <text:p text:style-name="P49"/>
      <text:p text:style-name="P42"/>
      <text:p text:style-name="P42"/>
      <text:p text:style-name="P42"/>
      <text:p text:style-name="P42"/>
      <text:p text:style-name="P42"/>
      <text:p text:style-name="P42"/>
      <text:p text:style-name="P42"/>
      <text:p text:style-name="P42"/>
      <text:p text:style-name="P40">Reflections</text:p>
      <text:p text:style-name="P42"/>
      <text:p text:style-name="P43">What Worked Well</text:p>
      <text:list text:style-name="L13">
        <text:list-item>
          <text:p text:style-name="P50">Real-Time Interactivity One of the most successful aspects of the project has been the real-time interaction between the Mandelbrot set and the Julia set. Implementing WebGL’s fragment shaders enabled the fractals to be rendered interactively and updated in real-time as users select different points. The responsiveness and immediate feedback when exploring the relationship between the two fractals have made the visualizations engaging and intuitive. This interactivity is central to the project’s goal of providing an exploratory tool for users to understand the dynamic nature of fractals. </text:p>
        </text:list-item>
        <text:list-item>
          <text:p text:style-name="P50">Smooth Zooming and Infinite Scroll The infinite zoom feature worked remarkably well. Using adaptive resolution techniques, I was able to ensure that as users zoom in, the fractal recalculates and renders at progressively higher detail, providing a smooth and continuous experience. This feature successfully conveys the infinite complexity of fractals and allows users to explore intricate patterns at multiple scales. The zooming functionality feels fluid and helps to maintain user engagement without performance issues. </text:p>
        </text:list-item>
        <text:list-item>
          <text:p text:style-name="P50">Visual Appeal Through Color Gradients The use of smooth color gradients to visualize the fractal’s escape times added significant aesthetic value. These gradients help to highlight the boundaries between stable and chaotic regions, making the fractal visually appealing while providing insight into the fractal’s mathematical behavior. This technique enhanced the effectiveness of the visualization, allowing users to easily distinguish regions of different behavior. </text:p>
        </text:list-item>
      </text:list>
      <text:p text:style-name="P42"><text:soft-page-break/></text:p>
      <text:p text:style-name="P43">Problems That Arose </text:p>
      <text:list text:style-name="L14">
        <text:list-item>
          <text:p text:style-name="P51">Performance Challenges One of the primary issues encountered was performance degradation during deep zooms. As users zoom into the fractals, the number of iterations required increases dramatically, which slowed down the rendering process. Although progressive rendering helped mitigate this to some extent, there were still moments when the visualization lagged or took too long to update. Balancing the trade-off between visual fidelity and real-time performance has been a key challenge, especially when zooming into highly detailed regions of the fractal. </text:p>
        </text:list-item>
        <text:list-item>
          <text:p text:style-name="P51">WebGL Limitations While WebGL enabled efficient rendering of fractals, certain limitations became apparent when attempting to render fractals at extreme zoom levels or with very high iteration counts. Some browsers had issues handling the increasing memory and processing demands, leading to crashes or slow performance. Managing these hardware limitations required constant optimization, and there is still room for improvement to ensure stability across different platforms and devices. </text:p>
        </text:list-item>
        <text:list-item>
          <text:p text:style-name="P51">Edge Cases in Julia Set Rendering Another challenge involved certain edge cases when generating the Julia set. Some points in the Mandelbrot set produced Julia sets with very little detail or unexpected behavior, making the visualization less interesting. Ensuring that the Julia set visualizations remained engaging and representative of the complex relationships with the Mandelbrot set required additional fine-tuning of the escape time algorithm and its mapping to visual output. </text:p>
        </text:list-item>
      </text:list>
      <text:p text:style-name="P43"/>
      <text:p text:style-name="P43"/>
      <text:p text:style-name="P43"/>
      <text:p text:style-name="P43"/>
      <text:p text:style-name="P43"/>
      <text:p text:style-name="P43"/>
      <text:p text:style-name="P43">Thoughts on Finishing the Project</text:p>
      <text:list text:style-name="L15">
        <text:list-item>
          <text:p text:style-name="P52">User Interface Refinements Improving the user interface will be crucial for the project’s success. Adding tooltips, clearer explanations of the controls, and perhaps even preset zoom levels for important areas of the Mandelbrot set would help guide users in their exploration. Offering a more structured way to interact with the fractals (such as guided tours or tutorials) could also improve the overall user experience.</text:p>
        </text:list-item>
        <text:list-item>
          <text:p text:style-name="P53">Further Optimization for Performance To address performance issues, further optimization of the WebGL shaders could be done. Techniques like tiling or chunk-based rendering might help manage large-scale fractal rendering. Another approach could be to lower the initial rendering resolution and increase it only when the user stops zooming or panning. This would minimize lag and improve the user experience during intensive operations.</text:p>
        </text:list-item>
      </text:list>
      <text:p text:style-name="P42"/>
      <text:p text:style-name="P42"/>
      <text:p text:style-name="P40">Suggestions for Future Work</text:p>
      <text:p text:style-name="P42"/>
      <text:list text:style-name="L16">
        <text:list-item>
          <text:p text:style-name="P54">Expanding to 3D Fractal Visualizations A natural extension of this project would be to explore 3D fractals such as the Mandelbulb or 3D Julia sets. Moving from 2D to 3D would provide a richer and more immersive experience, allowing users to explore fractals in a spatial context. Implementing 3D versions would involve learning new algorithms and extending WebGL’s capabilities to handle 3D graphics, but the potential for deeper user engagement makes this a promising area for future work</text:p>
        </text:list-item>
        <text:list-item>
          <text:p text:style-name="P54">Performance Optimizations for Deeper Zoom Levels As fractals are infinitely complex, pushing the limits of how far users can zoom into the fractal sets is a potential area for future work. <text:soft-page-break/>Optimizing the rendering algorithms, exploring alternative fractal computation methods, or even integrating server-side rendering could allow users to delve deeper into fractals with less performance degradation, providing a more fluid experience at extreme zoom levels.</text:p>
        </text:list-item>
      </text:list>
      <text:p text:style-name="P42"/>
      <text:p text:style-name="P42"/>
      <text:p text:style-name="P42"/>
      <text:p text:style-name="P42"/>
      <text:p text:style-name="P42">Conclusions</text:p>
      <text:p text:style-name="P42"/>
      <text:p text:style-name="P42">This project has successfully developed an interactive, real-time visualization tool that explores the intricate relationship between the Mandelbrot and Julia sets. Through the use of WebGL, I was able to implement an efficient rendering pipeline that allows users to dynamically select points from the Mandelbrot set and instantly observe how the corresponding Julia set changes. This real-time interaction provides an intuitive understanding of fractal geometry, offering a visual demonstration of how slight changes in complex numbers can significantly affect fractal structures.</text:p>
      <text:p text:style-name="P42"/>
      <text:p text:style-name="P55">Key achievements include: </text:p>
      <text:list text:style-name="L17">
        <text:list-item>
          <text:p text:style-name="P56">Real-time fractal exploration: Users can interactively explore both the Mandelbrot and Julia sets with smooth zooming and panning functionality, experiencing the infinite complexity of fractals. </text:p>
        </text:list-item>
        <text:list-item>
          <text:p text:style-name="P56">Dynamic Julia set generation: The project highlights the connection between the Mandelbrot and Julia sets by allowing users to see immediate changes in the Julia set as they navigate through different points on the Mandelbrot set. </text:p>
        </text:list-item>
        <text:list-item>
          <text:p text:style-name="P56">Aesthetic and effective visualizations: By implementing smooth color gradients and adaptive resolution rendering, the fractals are not only mathematically accurate but also visually appealing, providing clear and engaging visual representations. </text:p>
        </text:list-item>
        <text:list-item>
          <text:p text:style-name="P56">Infinite zoom capability: The zooming feature enables users to dive deep into the fractal’s recursive patterns, uncovering details at increasingly fine scales while maintaining performance.</text:p>
        </text:list-item>
      </text:list>
      <text:p text:style-name="P42"/>
      <text:p text:style-name="P42">While the project has been successful in achieving its core objectives, there are still areas for improvement, such as performance optimizations and the potential to expand into 3D fractal visualizations. Overall, this project serves as an effective demonstration of how complex mathematical concepts can be made accessible and engaging through interactive visualization, providing a valuable tool for both educational and exploratory purpos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AU"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AU"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3:53:45.733041634</meta:creation-date>
    <meta:editing-cycles>3</meta:editing-cycles>
    <meta:editing-duration>PT18H25M50S</meta:editing-duration>
    <dc:date>2024-10-13T23:12:43.775900715</dc:date>
    <meta:generator>LibreOffice/24.8.2.1$Linux_X86_64 LibreOffice_project/480$Build-1</meta:generator>
    <meta:document-statistic meta:table-count="0" meta:image-count="0" meta:object-count="3" meta:page-count="14" meta:paragraph-count="164" meta:word-count="6020" meta:character-count="40803" meta:non-whitespace-character-count="34907"/>
  </office:meta>
</office:document-meta>
</file>

<file path=Object 1/content.xml><?xml version="1.0" encoding="utf-8"?>
<math xmlns="http://www.w3.org/1998/Math/MathML" display="block">
  <semantics>
    <mrow>
      <mi>f</mi>
      <mrow>
        <mrow>
          <mo fence="true" form="prefix" stretchy="false">(</mo>
          <mrow>
            <mi>z</mi>
          </mrow>
          <mo fence="true" form="postfix" stretchy="false">)</mo>
        </mrow>
        <mo stretchy="false">=</mo>
        <mrow>
          <msup>
            <mi>z</mi>
            <mn>2</mn>
          </msup>
          <mo stretchy="false">+</mo>
          <mi>c</mi>
        </mrow>
      </mrow>
    </mrow>
    <annotation encoding="StarMath 5.0">f(z) = z^2 + c
</annotation>
  </semantics>
</math>
</file>

<file path=Object 2/content.xml><?xml version="1.0" encoding="utf-8"?>
<math xmlns="http://www.w3.org/1998/Math/MathML" display="block">
  <semantics>
    <mrow>
      <mi>f</mi>
      <mrow>
        <mrow>
          <mo fence="true" form="prefix" stretchy="false">(</mo>
          <mrow>
            <mi>z</mi>
          </mrow>
          <mo fence="true" form="postfix" stretchy="false">)</mo>
        </mrow>
        <mo stretchy="false">=</mo>
        <mrow>
          <msup>
            <mi>z</mi>
            <mn>2</mn>
          </msup>
          <mo stretchy="false">+</mo>
          <mi>c</mi>
        </mrow>
      </mrow>
    </mrow>
    <annotation encoding="StarMath 5.0">f(z) = z^2 + c</annotation>
  </semantics>
</math>
</file>

<file path=Object 3/content.xml><?xml version="1.0" encoding="utf-8"?>
<math xmlns="http://www.w3.org/1998/Math/MathML" display="block">
  <semantics>
    <mrow>
      <msub>
        <mi>z</mi>
        <mrow>
          <mi>n</mi>
          <mo stretchy="false">+</mo>
          <mn>1</mn>
        </mrow>
      </msub>
      <mo stretchy="false">=</mo>
      <mrow>
        <msubsup>
          <mi>z</mi>
          <mi>n</mi>
          <mn>2</mn>
        </msubsup>
        <mo stretchy="false">+</mo>
        <mi>c</mi>
      </mrow>
    </mrow>
    <annotation encoding="StarMath 5.0">z_{n+1} = z^2_{n} + c</annotation>
  </semantics>
</math>
</file>